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6.3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5.27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5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402cm" fo:min-width="4.96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7" style:family="graphic" style:parent-style-name="standard">
      <style:graphic-properties draw:stroke="none" draw:fill="none" fo:min-height="1.577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652cm" svg:height="4.699cm" svg:x="14.843cm" svg:y="4.55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1.557cm" svg:height="7.112cm" svg:x="13.954cm" svg:y="15.986cm">
          <text:p text:style-name="P2"><text:span text:style-name="T2">Logged 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8.001cm" svg:height="4.445cm" svg:x="27.035cm" svg:y="23.479cm">
          <text:p text:style-name="P3"><text:span text:style-name="T1">Display err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001cm" svg:height="4.445cm" svg:x="15.605cm" svg:y="10.398cm">
          <text:p text:style-name="P1">Clicked sav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0.922cm" svg:height="11.303cm" svg:x="7.35cm" svg:y="23.352cm">
          <text:p text:style-name="P1"><text:span text:style-name="T1">Sheet saved </text:span><text:span text:style-name="T1">before?</text:span></text:p>
          <text:p text:style-name="P1"><text:span text:style-name="T1">(sheet was </text:span><text:span text:style-name="T1">provide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3.954cm" svg:y1="19.542cm" svg:x2="12.811cm" svg:y2="23.352cm" draw:start-shape="id1" draw:start-glue-point="5" draw:end-shape="id2" draw:end-glue-point="4" svg:d="M13954 19542h-1143v3810" svg:viewBox="0 0 1144 3811">
          <text:p/>
        </draw:connector>
        <draw:connector draw:style-name="gr5" draw:text-style-name="P3" draw:layer="layout" svg:x1="25.511cm" svg:y1="19.542cm" svg:x2="31.035cm" svg:y2="23.479cm" draw:start-shape="id1" draw:start-glue-point="7" draw:end-shape="id3" draw:end-glue-point="0" svg:d="M25511 19542h5524v3937" svg:viewBox="0 0 5525 3938">
          <text:p/>
        </draw:connector>
        <draw:connector draw:style-name="gr5" draw:text-style-name="P3" draw:layer="layout" svg:x1="19.733cm" svg:y1="15.986cm" svg:x2="19.605cm" svg:y2="14.843cm" draw:start-shape="id1" draw:start-glue-point="4" draw:end-shape="id4" draw:end-glue-point="2" svg:d="M19733 15986v-572h-128v-571" svg:viewBox="0 0 129 1144">
          <text:p/>
        </draw:connector>
        <draw:connector draw:style-name="gr5" draw:text-style-name="P3" draw:layer="layout" svg:x1="19.669cm" svg:y1="9.255cm" svg:x2="19.605cm" svg:y2="10.398cm" draw:start-shape="id5" draw:start-glue-point="8" draw:end-shape="id4" draw:end-glue-point="0" svg:d="M19669 9255v571h-64v572" svg:viewBox="0 0 65 1144">
          <text:p/>
        </draw:connector>
        <draw:frame draw:style-name="gr6" draw:text-style-name="P5" draw:layer="layout" svg:width="2.921cm" svg:height="3.401cm" svg:x="11.033cm" svg:y="16.621cm">
          <draw:text-box>
            <text:p text:style-name="P4"><text:span text:style-name="T2">Yes</text:span></text:p>
          </draw:text-box>
        </draw:frame>
        <draw:frame draw:style-name="gr7" draw:text-style-name="P6" draw:layer="layout" svg:width="4.572cm" svg:height="1.827cm" svg:x="30.337cm" svg:y="17.334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9:18:30.959069849</meta:creation-date>
    <dc:date>2022-11-14T19:40:18.555923217</dc:date>
    <meta:editing-duration>PT21M40S</meta:editing-duration>
    <meta:editing-cycles>18</meta:editing-cycles>
    <meta:generator>LibreOffice/6.4.7.2$Linux_X86_64 LibreOffice_project/40$Build-2</meta:generator>
    <meta:document-statistic meta:object-count="11"/>
  </office:meta>
</office:document-meta>
</file>